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e2a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5e2ae"/>
    </style:style>
    <style:style style:name="P4" style:family="paragraph" style:parent-style-name="Standard">
      <style:text-properties officeooo:paragraph-rsid="001921a9"/>
    </style:style>
    <style:style style:name="P5" style:family="paragraph" style:parent-style-name="Standard">
      <style:text-properties officeooo:paragraph-rsid="001ac81c"/>
    </style:style>
    <style:style style:name="P6" style:family="paragraph" style:parent-style-name="Text_20_body">
      <style:text-properties officeooo:paragraph-rsid="000da566"/>
    </style:style>
    <style:style style:name="P7" style:family="paragraph" style:parent-style-name="Text_20_body">
      <style:text-properties officeooo:paragraph-rsid="000f1177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0da566"/>
    </style:style>
    <style:style style:name="P10" style:family="paragraph" style:parent-style-name="Text_20_body">
      <style:paragraph-properties fo:text-align="center" style:justify-single-word="false"/>
      <style:text-properties officeooo:paragraph-rsid="000f1177"/>
    </style:style>
    <style:style style:name="P11" style:family="paragraph" style:parent-style-name="Text_20_body">
      <style:text-properties officeooo:paragraph-rsid="00191179"/>
    </style:style>
    <style:style style:name="P12" style:family="paragraph" style:parent-style-name="Text_20_body">
      <style:text-properties officeooo:paragraph-rsid="001921a9"/>
    </style:style>
    <style:style style:name="P13" style:family="paragraph" style:parent-style-name="Text_20_body">
      <style:text-properties officeooo:paragraph-rsid="001fcd40"/>
    </style:style>
    <style:style style:name="T1" style:family="text">
      <style:text-properties officeooo:rsid="00070852"/>
    </style:style>
    <style:style style:name="T2" style:family="text">
      <style:text-properties officeooo:rsid="00088f75"/>
    </style:style>
    <style:style style:name="T3" style:family="text">
      <style:text-properties officeooo:rsid="00096305"/>
    </style:style>
    <style:style style:name="T4" style:family="text">
      <style:text-properties officeooo:rsid="000a6130"/>
    </style:style>
    <style:style style:name="T5" style:family="text">
      <style:text-properties officeooo:rsid="000c1647"/>
    </style:style>
    <style:style style:name="T6" style:family="text">
      <style:text-properties officeooo:rsid="000da566"/>
    </style:style>
    <style:style style:name="T7" style:family="text">
      <style:text-properties officeooo:rsid="000f1177"/>
    </style:style>
    <style:style style:name="T8" style:family="text">
      <style:text-properties officeooo:rsid="0010cc7e"/>
    </style:style>
    <style:style style:name="T9" style:family="text">
      <style:text-properties officeooo:rsid="001191c9"/>
    </style:style>
    <style:style style:name="T10" style:family="text">
      <style:text-properties officeooo:rsid="00161e9c"/>
    </style:style>
    <style:style style:name="T11" style:family="text">
      <style:text-properties officeooo:rsid="0018e940"/>
    </style:style>
    <style:style style:name="T12" style:family="text">
      <style:text-properties officeooo:rsid="00191179"/>
    </style:style>
    <style:style style:name="T13" style:family="text">
      <style:text-properties officeooo:rsid="001921a9"/>
    </style:style>
    <style:style style:name="T14" style:family="text">
      <style:text-properties officeooo:rsid="001ac81c"/>
    </style:style>
    <style:style style:name="T15" style:family="text">
      <style:text-properties officeooo:rsid="001b4452"/>
    </style:style>
    <style:style style:name="T16" style:family="text">
      <style:text-properties officeooo:rsid="001fcd40"/>
    </style:style>
    <style:style style:name="T17" style:family="text">
      <style:text-properties officeooo:rsid="002003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** <text:span text:style-name="T10">Final Slide **</text:span></text:p>
      <text:p text:style-name="P2"/>
      <text:p text:style-name="P1">“<text:span text:style-name="T13">Thanks Mariana! </text:span>Hi everyone! I’m Jeff, and today I’m excited to present <text:span text:style-name="Strong_20_Emphasis">Bitamin</text:span>, a web application that helps users better understand and manage their daily intake of micro-nutrients, macro-nutrients, and hydration. Bitamin empowers users to track their wellness through an intuitive dashboard and a smart ingredient search tool. It’s designed to be clean, modern, and easy to use"</text:p>
      <text:p text:style-name="P1"/>
      <text:p text:style-name="P3">** <text:span text:style-name="T10">About Us **</text:span></text:p>
      <text:p text:style-name="Standard"/>
      <text:p text:style-name="P13">"<text:span text:style-name="T16">First, we have</text:span><text:span text:style-name="T1"> the all important</text:span> dark mode toggle—just click the moon icon...”</text:p>
      <text:p text:style-name="Standard"/>
      <text:p text:style-name="P5">“<text:span text:style-name="T16">Now </text:span><text:span text:style-name="T3">let’s take a look at </text:span><text:span text:style-name="T8">the menu. Here you will find buttons to register, login, </text:span><text:span text:style-name="T16">our</text:span><text:span text:style-name="T8"> contact info, our story </text:span><text:span text:style-name="T16">and our powerful search functions which I will show you in just a minute</text:span><text:span text:style-name="T8">. </text:span></text:p>
      <text:p text:style-name="P5"/>
      <text:p text:style-name="P5"><text:span text:style-name="T3"><text:s/>The registration is simple and straight forward. </text:span></text:p>
      <text:p text:style-name="P5"/>
      <text:p text:style-name="P5"><text:span text:style-name="T3"><text:s/></text:span><text:span text:style-name="T4">To create an account</text:span><text:span text:style-name="T3"> all we require is a username, email, and password.</text:span></text:p>
      <text:p text:style-name="P5"/>
      <text:p text:style-name="P5"><text:span text:style-name="T7">Registration not required to view the dashboard and nutrient data but an account is needed to save </text:span><text:span text:style-name="T14">any data or</text:span><text:span text:style-name="T7"> </text:span><text:span text:style-name="T16">daily </text:span><text:span text:style-name="T8">progress.</text:span></text:p>
      <text:p text:style-name="P5"/>
      <text:p text:style-name="P5"><text:span text:style-name="T3"><text:s/></text:span><text:span text:style-name="T4">Login</text:span><text:span text:style-name="T14">g in</text:span><text:span text:style-name="T4"> is just as easy… </text:span><text:span text:style-name="T14">just your </text:span><text:span text:style-name="T4">username and password….</text:span><text:span text:style-name="T14">but today we’ll just </text:span><text:span text:style-name="T16">visit as</text:span><text:span text:style-name="T14"> a guest</text:span><text:span text:style-name="T4">.</text:span>”</text:p>
      <text:p text:style-name="P5"/>
      <text:p text:style-name="Standard"/>
      <text:p text:style-name="P11"/>
      <text:p text:style-name="Standard"/>
      <text:p text:style-name="P2">** <text:span text:style-name="T10">Dashboard **</text:span></text:p>
      <text:p text:style-name="Standard"/>
      <text:p text:style-name="Standard">"<text:span text:style-name="T15">Now</text:span><text:span text:style-name="T13"> let’s take a look at</text:span> the dashboard. This is the main hub where users can visually monitor their intake of vitamins, minerals, macro-nutrients, and water. We use doughnut charts, powered by Chart.js, to give users a quick glance at their current levels."</text:p>
      <text:p text:style-name="Standard"/>
      <text:p text:style-name="P4">"Th<text:span text:style-name="T16">e first chart</text:span> tracks essential vitamins <text:span text:style-name="T13">for example: </text:span><text:s/>A, B12, C, and D. Each segment is color-coded, and users can easily identify how much they’ve consumed. It’s a clear, visual way to spot nutritional gaps. </text:p>
      <text:p text:style-name="P4"/>
      <text:p text:style-name="P4"><text:span text:style-name="T1">To the right</text:span>, we have similar charts for minerals—like Calcium, Iron, and Potassium—and for macros, <text:span text:style-name="T3">or</text:span> Carbs, Protein, and Fats. </text:p>
      <text:p text:style-name="P4"/>
      <text:p text:style-name="P4">These charts help users stay balanced and aware of their dietary composition.”</text:p>
      <text:p text:style-name="P4"/>
      <text:p text:style-name="P4">“<text:span text:style-name="T16">I’ll come back to the Hydration chart in just a moment.”</text:span></text:p>
      <text:p text:style-name="Text_20_body"/>
      <text:p text:style-name="Text_20_body">********************************************************************************</text:p>
      <text:p text:style-name="P8">** <text:span text:style-name="T10">What’s in your Food? **</text:span></text:p>
      <text:p text:style-name="P12">"<text:span text:style-name="T17">But first I’d like to show you our</text:span> second feature: 'What’s In Your Food?'. This is a search-driven interface where users can explore nutritional data for specific ingredients.”</text:p>
      <text:p text:style-name="P12"><text:soft-page-break/><text:s/></text:p>
      <text:p text:style-name="Text_20_body">“<text:span text:style-name="T14">Mariana, what’s your favorite food</text:span><text:span text:style-name="T13">?”</text:span></text:p>
      <text:p text:style-name="Text_20_body">***<text:span text:style-name="T13">search ‘taco’***</text:span></text:p>
      <text:p text:style-name="Text_20_body"/>
      <text:p text:style-name="P12">"The results are displayed as cards. Each card shows food name <text:span text:style-name="T5">and</text:span> group, energy, Vitamin<text:span text:style-name="T5">s</text:span>, <text:span text:style-name="T5">Minerals, and much more</text:span>. It’s a simple but powerful way to get informed before eating or cooking."</text:p>
      <text:p text:style-name="Text_20_body"/>
      <text:p text:style-name="P8"/>
      <text:p text:style-name="P8">*** <text:span text:style-name="T13">Nutri-search ***</text:span></text:p>
      <text:p text:style-name="P8"/>
      <text:p text:style-name="Text_20_body">“<text:span text:style-name="T10">Similar to “What’s in your Food?” we’ve just added “</text:span><text:span text:style-name="T11">Nutri-search” -- </text:span><text:span text:style-name="T12">a function that </text:span><text:span text:style-name="T11">gives the user</text:span><text:span text:style-name="T10"> the ability to search for a specific nutrient...i.e. Vitamin C/Iron/Protein/etc.</text:span></text:p>
      <text:p text:style-name="Text_20_body"/>
      <text:p text:style-name="Text_20_body">"Behind the scenes, th<text:span text:style-name="T10">e</text:span>s<text:span text:style-name="T10">e</text:span> tool<text:span text:style-name="T10">s</text:span> connect to a REST API. It de-bounces user input, so we don’t send too many requests, and limit the number of fetched pages for <text:span text:style-name="T5">better </text:span>performance. It's designed to be efficient and user-friendly."</text:p>
      <text:p text:style-name="Text_20_body"/>
      <text:p text:style-name="P6">“In a future release, users will be able to log their daily food intake from our extensive database. <text:span text:style-name="T6">By clicking on the cards, n</text:span>utritional data will be automatically tracked and visualized in <text:span text:style-name="T2">the </text:span><text:span text:style-name="T6">dashboard</text:span><text:span text:style-name="T2"> </text:span>charts.”</text:p>
      <text:p text:style-name="P9">*** <text:span text:style-name="T13">Back to Dashboard ***</text:span></text:p>
      <text:p text:style-name="P7">"<text:span text:style-name="T5">We can use the Hydration chart to give you an idea of this interactivity</text:span>. <text:span text:style-name="T7">Here, u</text:span>sers can track their water intake with just a click. A simple '+250ml' button updates the hydration chart in real-time. And if they want to start over, <text:span text:style-name="T17">it’s as simple as clicking the</text:span> reset button. It’s fast, responsive, and visually encouraging."</text:p>
      <text:p text:style-name="P7"/>
      <text:p text:style-name="P7">*****************************************************************************</text:p>
      <text:p text:style-name="P10">*** <text:span text:style-name="T13">Recipes ***</text:span></text:p>
      <text:p text:style-name="P7">“<text:span text:style-name="T8">Our final stop on the tour is where the users can find healthy recipes. </text:span><text:span text:style-name="T9">In the future we plan on integrating Ai for personalized meal plans </text:span><text:span text:style-name="T17">and a custom recipe builder</text:span><text:span text:style-name="T9">.</text:span><text:span text:style-name="T8"> </text:span></text:p>
      <text:p text:style-name="P6"/>
      <text:p text:style-name="P6">“Bitamin combines personal wellness tracking with food transparency to promote awareness—not just numbers. Whether you're checking hydration, Vitamin D levels, or what's in your lunch, Bitamin keeps you informed and in control. Thanks for checking out our app—now I’ll kick it over to Denis on the back end.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3:14:20.442802044</meta:creation-date>
    <dc:date>2025-06-25T15:08:29.907950973</dc:date>
    <meta:editing-duration>PT39M14S</meta:editing-duration>
    <meta:editing-cycles>1</meta:editing-cycles>
    <meta:document-statistic meta:table-count="0" meta:image-count="0" meta:object-count="0" meta:page-count="2" meta:paragraph-count="32" meta:word-count="624" meta:character-count="3870" meta:non-whitespace-character-count="3272"/>
    <meta:generator>LibreOffice/7.3.7.2$Linux_X86_64 LibreOffice_project/30$Build-2</meta:generator>
  </office:meta>
</office:document-meta>
</file>